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1.78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1.959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1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3|knows_power_draw_2|knows_power_strike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athletics_3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2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strike_2|knows_power_draw_3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3|knows_power_strike_2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riding_2|knows_power_strik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shield_1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|knows_power_draw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2|knows_power_draw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, itm_giant_mace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mace, itm_giant_mace_b,],str_255| agi_3| int_3| cha_3|level(50),wp(175),knows_power_strike_5|knows_ironflesh_10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mace, itm_giant_mace_b,],str_255| agi_3| int_3| cha_3|level(50),wp(1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, itm_giant_mace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armored_troll&quot;,&quot;Armored_Cave_Troll&quot;,&quot;Armored_Cave_Trolls&quot;,tf_troll| tfg_helm| tfg_boots| tfg_armor| tfg_gloves| tf_no_capture_alive,0,0,fac_moria,[itm_troll_head_a,itm_troll_head_b,itm_troll_head_c,itm_troll_body,itm_troll_hands,itm_troll_feet,itm_giant_mace, itm_giant_mace_b,],str_255| agi_3| int_3| cha_3|level(58),wp(175),knows_power_strike_5|knows_ironflesh_10,troll_face1,troll_face2]," calcext:value-type="string">
            <text:p>["moria_armored_troll","Armored_Cave_Troll","Armored_Cave_Trolls",tf_troll| tfg_helm| tfg_boots| tfg_armor| tfg_gloves| tf_no_capture_alive,0,0,fac_moria,[itm_troll_head_a,itm_troll_head_b,itm_troll_head_c,itm_troll_body,itm_troll_hands,itm_troll_feet,itm_giant_mace, itm_giant_mace_b,],str_255| agi_3| int_3| cha_3|level(58),wp(1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tree_trunk_club_a,itm_tree_trunk_club_a,itm_tree_trunk_club_a,itm_tree_trunk_club_b,itm_tree_trunk_club_b,],str_255| agi_3| int_3| cha_3|level(40),wp(200),knows_power_strike_5|knows_ironflesh_10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tree_trunk_club_a,itm_tree_trunk_club_a,itm_tree_trunk_club_a,itm_tree_trunk_club_b,itm_tree_trunk_club_b,],str_255| agi_3| int_3| cha_3|level(40),wp(2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gunda_vet_troll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ee_trunk_club_a,itm_tree_trunk_club_a,itm_tree_trunk_club_a,itm_tree_trunk_club_b,itm_tree_trunk_club_b,],str_255| agi_3| int_3| cha_3|level(50),wp(250),knows_power_strike_5|knows_ironflesh_10,troll_face1,troll_face2]," calcext:value-type="string">
            <text:p>["gunda_vet_troll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ee_trunk_club_a,itm_tree_trunk_club_a,itm_tree_trunk_club_a,itm_tree_trunk_club_b,itm_tree_trunk_club_b,],str_255| agi_3| int_3| cha_3|level(50),wp(2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_a,itm_tree_trunk_club_a,itm_tree_trunk_club_a,itm_tree_trunk_club_b,itm_tree_trunk_club_b,],str_255| agi_3| int_3| cha_3|level(40),wp(150),knows_power_strike_5|knows_ironflesh_10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, itm_giant_mace_b,itm_giant_hammer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giant_mace, itm_giant_mace_b,itm_giant_hammer],str_255| agi_3| int_3| cha_3|level(50),wp(175),knows_power_strike_5|knows_ironflesh_10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giant_mace, itm_giant_mace_b,itm_giant_hammer],str_255| agi_3| int_3| cha_3|level(50),wp(1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u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mace, itm_giant_mace_b,itm_giant_hammer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7|knows_ironflesh_13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isen_armou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mace, itm_giant_mace_b,itm_giant_hammer],str_255| agi_3| int_3| cha_3|level(58),wp(175),knows_power_strike_7|knows_ironflesh_13,troll_face1,troll_face2]," calcext:value-type="string">
            <text:p>["isen_armou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mace, itm_giant_mace_b,itm_giant_hammer],str_255| agi_3| int_3| cha_3|level(58),wp(175),knows_power_strike_7|knows_ironflesh_13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, itm_giant_mace_b,itm_giant_hammer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, itm_giant_mace_b,itm_giant_hammer],str_255| agi_3| int_3| cha_3|level(50),wp(200),knows_power_strike_5|knows_ironflesh_10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, itm_giant_mace_b,itm_giant_hammer],str_255| agi_3| int_3| cha_3|level(50),wp(2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mace, itm_troll_shield_a, itm_troll_shield_a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8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mace, itm_troll_shield_a, itm_troll_shield_a,itm_giant_mace_b,itm_giant_hammer,],str_255| agi_3| int_3| cha_3|level(61),wp(250),knows_power_strike_8|knows_ironflesh_15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mace, itm_troll_shield_a, itm_troll_shield_a,itm_giant_mace_b,itm_giant_hammer,],str_255| agi_3| int_3| cha_3|level(61),wp(250),knows_power_strike_8|knows_ironflesh_15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5| agi_3| int_3| cha_3|level(63),wp(250),knows_power_strike_15|knows_ironflesh_15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.00.0000</text:date>, <text:time style:data-style-name="N2" text:time-value="10:52:33.0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2-19T12:08:47.983000000</dc:date>
    <meta:editing-cycles>356</meta:editing-cycles>
    <meta:editing-duration>P4DT8H59M</meta:editing-duration>
    <meta:document-statistic meta:table-count="2" meta:cell-count="6969" meta:object-count="0"/>
  </office:meta>
</office:document-meta>
</file>